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4A849E6C4F54B87E.png" manifest:media-type="image/png"/>
  <manifest:file-entry manifest:full-path="Pictures/100002010000044A000001C7B54D3ACFFBF62F9D.png" manifest:media-type="image/png"/>
  <manifest:file-entry manifest:full-path="Pictures/100002010000044A000001C73A4E30765AB44EFA.png" manifest:media-type="image/png"/>
  <manifest:file-entry manifest:full-path="Pictures/100002010000044A000001C7B66923043868173C.png" manifest:media-type="image/png"/>
  <manifest:file-entry manifest:full-path="Pictures/100002010000044A000001C789E97AB5BF0B381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3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6.002cm" fo:margin-top="0.049cm" fo:margin-bottom="0.049cm" table:align="margins" style:writing-mode="lr-tb"/>
    </style:style>
    <style:style style:name="Tabulka1.A" style:family="table-column">
      <style:table-column-properties style:column-width="3.889cm" style:rel-column-width="15928*"/>
    </style:style>
    <style:style style:name="Tabulka1.B" style:family="table-column">
      <style:table-column-properties style:column-width="12.113cm" style:rel-column-width="49607*"/>
    </style:style>
    <style:style style:name="Tabulka1.A1" style:family="table-cell">
      <style:table-cell-properties fo:padding-left="0cm" fo:padding-right="0cm" fo:padding-top="0.199cm" fo:padding-bottom="0.199cm" fo:border="none"/>
    </style:style>
    <style:style style:name="Tabulka2" style:family="table">
      <style:table-properties style:width="16.113cm" fo:margin-left="0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5.002cm"/>
    </style:style>
    <style:style style:name="Tabulka2.A1" style:family="table-cell">
      <style:table-cell-properties fo:padding-left="0cm" fo:padding-right="0cm" fo:padding-top="0.25cm" fo:padding-bottom="0.25cm" fo:border="none"/>
    </style:style>
    <style:style style:name="Tabulka2.2" style:family="table-row">
      <style:table-row-properties style:min-row-height="1.064cm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 fo:padding="0cm" fo:border="none" style:join-border="false"/>
      <style:text-properties officeooo:paragraph-rsid="00156218"/>
    </style:style>
    <style:style style:name="P3" style:family="paragraph" style:parent-style-name="Footer">
      <style:paragraph-properties fo:text-align="center" style:justify-single-word="false" fo:padding="0cm" fo:border="none" style:join-border="false"/>
      <style:text-properties fo:font-size="11pt" officeooo:rsid="000e03bb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officeooo:rsid="003ad93d" officeooo:paragraph-rsid="003ad93d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Table_20_Contents">
      <style:text-properties officeooo:rsid="003ad93d" officeooo:paragraph-rsid="003ad93d"/>
    </style:style>
    <style:style style:name="P7" style:family="paragraph" style:parent-style-name="Table_20_Contents">
      <style:text-properties fo:font-weight="bold" officeooo:rsid="003ad93d" officeooo:paragraph-rsid="003ad93d" style:font-weight-asian="bold" style:font-weight-complex="bold"/>
    </style:style>
    <style:style style:name="P8" style:family="paragraph" style:parent-style-name="Table_20_Contents">
      <style:text-properties fo:font-weight="bold" officeooo:rsid="003ca30f" officeooo:paragraph-rsid="003ca30f" style:font-weight-asian="bold" style:font-weight-complex="bold"/>
    </style:style>
    <style:style style:name="P9" style:family="paragraph" style:parent-style-name="Table_20_Contents">
      <style:text-properties fo:font-weight="bold" officeooo:rsid="0040c2ca" officeooo:paragraph-rsid="0040c2ca" style:font-weight-asian="bold" style:font-weight-complex="bold"/>
    </style:style>
    <style:style style:name="P10" style:family="paragraph" style:parent-style-name="Table_20_Contents">
      <style:text-properties officeooo:rsid="003ca30f" officeooo:paragraph-rsid="003ca30f"/>
    </style:style>
    <style:style style:name="P11" style:family="paragraph" style:parent-style-name="Table_20_Contents">
      <style:text-properties officeooo:rsid="003cf8ab" officeooo:paragraph-rsid="003cf8ab"/>
    </style:style>
    <style:style style:name="P12" style:family="paragraph" style:parent-style-name="Table_20_Contents">
      <style:text-properties officeooo:rsid="003f52c3" officeooo:paragraph-rsid="003f52c3"/>
    </style:style>
    <style:style style:name="P13" style:family="paragraph" style:parent-style-name="Table_20_Contents">
      <style:text-properties officeooo:paragraph-rsid="0040c2ca"/>
    </style:style>
    <style:style style:name="P14" style:family="paragraph" style:parent-style-name="Table_20_Contents">
      <style:text-properties officeooo:rsid="0044fd96" officeooo:paragraph-rsid="0044fd96"/>
    </style:style>
    <style:style style:name="P15" style:family="paragraph" style:parent-style-name="Table_20_Contents">
      <style:text-properties officeooo:rsid="0044fd96" officeooo:paragraph-rsid="00472f27"/>
    </style:style>
    <style:style style:name="P16" style:family="paragraph" style:parent-style-name="Table_20_Contents">
      <style:text-properties officeooo:rsid="003ca30f" officeooo:paragraph-rsid="00498827" fo:background-color="transparent"/>
    </style:style>
    <style:style style:name="P17" style:family="paragraph" style:parent-style-name="Standard" style:master-page-name="First_20_Page">
      <style:paragraph-properties fo:text-align="end" style:justify-single-word="false" style:page-number="auto">
        <style:tab-stops>
          <style:tab-stop style:position="13.573cm"/>
          <style:tab-stop style:position="14.658cm"/>
          <style:tab-stop style:position="15.743cm"/>
        </style:tab-stops>
      </style:paragraph-properties>
      <style:text-properties officeooo:rsid="00398a75" officeooo:paragraph-rsid="00398a75" fo:background-color="#ffff00"/>
    </style:style>
    <style:style style:name="P18" style:family="paragraph" style:parent-style-name="Standard" style:master-page-name="First_20_Page">
      <style:paragraph-properties fo:text-align="end" style:justify-single-word="false" style:page-number="auto"/>
      <style:text-properties officeooo:rsid="0046b228" officeooo:paragraph-rsid="0046b228"/>
    </style:style>
    <style:style style:name="P1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3ca30f" officeooo:paragraph-rsid="003ca30f"/>
    </style:style>
    <style:style style:name="P2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3ca30f" officeooo:paragraph-rsid="004d5262"/>
    </style:style>
    <style:style style:name="P21" style:family="paragraph" style:parent-style-name="Table_20_Contents">
      <style:text-properties fo:font-weight="bold" officeooo:rsid="003ca30f" officeooo:paragraph-rsid="003ca30f" style:font-weight-asian="bold" style:font-weight-complex="bold"/>
    </style:style>
    <style:style style:name="P22" style:family="paragraph" style:parent-style-name="Table_20_Contents">
      <style:text-properties officeooo:rsid="004d5262" officeooo:paragraph-rsid="004d5262"/>
    </style:style>
    <style:style style:name="P23" style:family="paragraph" style:parent-style-name="Table_20_Contents">
      <style:text-properties officeooo:rsid="003ca30f" officeooo:paragraph-rsid="003ca30f"/>
    </style:style>
    <style:style style:name="P24" style:family="paragraph" style:parent-style-name="Table_20_Contents">
      <style:text-properties officeooo:rsid="003ad93d" officeooo:paragraph-rsid="003ad93d"/>
    </style:style>
    <style:style style:name="P25" style:family="paragraph" style:parent-style-name="Table_20_Contents">
      <style:text-properties officeooo:rsid="003ca30f" officeooo:paragraph-rsid="00498827" fo:background-color="transparent"/>
    </style:style>
    <style:style style:name="P26" style:family="paragraph" style:parent-style-name="Table_20_Contents">
      <style:text-properties officeooo:rsid="003ca30f" officeooo:paragraph-rsid="003ca30f" fo:background-color="transparent"/>
    </style:style>
    <style:style style:name="P27" style:family="paragraph" style:parent-style-name="Table_20_Contents">
      <style:text-properties officeooo:rsid="004d5262" officeooo:paragraph-rsid="004d5262" fo:background-color="transparent"/>
    </style:style>
    <style:style style:name="P28" style:family="paragraph" style:parent-style-name="Table_20_Contents">
      <style:text-properties officeooo:rsid="004e5325" officeooo:paragraph-rsid="004e5325"/>
    </style:style>
    <style:style style:name="P29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officeooo:rsid="003ca30f" officeooo:paragraph-rsid="003ca30f"/>
    </style:style>
    <style:style style:name="P30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1pt" style:font-size-asian="11pt" style:font-name-complex="Arial" style:font-size-complex="11pt"/>
    </style:style>
    <style:style style:name="T3" style:family="text">
      <style:text-properties style:font-name="Liberation Sans2" fo:font-size="11pt" officeooo:rsid="0024c771" style:font-size-asian="11pt" style:font-name-complex="Arial" style:font-size-complex="11pt"/>
    </style:style>
    <style:style style:name="T4" style:family="text">
      <style:text-properties style:font-name="Liberation Sans2" fo:font-size="11pt" officeooo:rsid="00156218" style:font-size-asian="11pt" style:font-name-complex="Arial" style:font-size-complex="11pt"/>
    </style:style>
    <style:style style:name="T5" style:family="text">
      <style:text-properties style:font-name="Liberation Sans2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Liberation Sans2" fo:font-size="11pt" style:text-underline-style="solid" style:text-underline-width="auto" style:text-underline-color="font-color" style:font-size-asian="11pt" style:font-name-complex="Arial" style:font-size-complex="11pt"/>
    </style:style>
    <style:style style:name="T7" style:family="text">
      <style:text-properties style:font-name="Liberation Sans3" fo:font-size="11pt" fo:font-style="normal" style:font-name-asian="Liberation Sans3" style:font-size-asian="11pt" style:font-style-asian="normal" style:font-name-complex="Liberation Sans3" style:font-size-complex="11pt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ca30f" style:font-weight-asian="bold" style:font-weight-complex="bold"/>
    </style:style>
    <style:style style:name="T11" style:family="text">
      <style:text-properties officeooo:rsid="003cf8ab"/>
    </style:style>
    <style:style style:name="T12" style:family="text">
      <style:text-properties officeooo:rsid="003f52c3"/>
    </style:style>
    <style:style style:name="T13" style:family="text">
      <style:text-properties officeooo:rsid="0040c2ca"/>
    </style:style>
    <style:style style:name="T14" style:family="text">
      <style:text-properties officeooo:rsid="0042991e"/>
    </style:style>
    <style:style style:name="T15" style:family="text">
      <style:text-properties officeooo:rsid="0047c6f1" fo:background-color="#ffff00" loext:char-shading-value="0"/>
    </style:style>
    <style:style style:name="T16" style:family="text">
      <style:text-properties officeooo:rsid="0044fd96"/>
    </style:style>
    <style:style style:name="T17" style:family="text">
      <style:text-properties officeooo:rsid="00472f27"/>
    </style:style>
    <style:style style:name="T18" style:family="text">
      <style:text-properties officeooo:rsid="00498827"/>
    </style:style>
    <style:style style:name="T19" style:family="text">
      <style:text-properties officeooo:rsid="004d5262"/>
    </style:style>
    <style:style style:name="T20" style:family="text">
      <style:text-properties fo:background-color="transparent" loext:char-shading-value="0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5"><text:span text:style-name="T16">Zadávací list</text:span> </text:p>
      <text:p text:style-name="P4"><text:span text:style-name="T14">Smluvní strany uzavírají dohodu za následujících podmínek</text:span>: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7"><text:span text:style-name="T16">Zadavatel</text:span><text:span text:style-name="T8">:</text:span></text:p>
          </table:table-cell>
          <table:table-cell table:style-name="Tabulka1.A1" office:value-type="string">
            <text:p text:style-name="P6"><text:span text:style-name="T9">Česká pirátská strana</text:span>, <text:span text:style-name="T11">kontakty:</text:span></text:p>
            <text:p text:style-name="P22">Lukáš Kolařík, <text:a xlink:type="simple" xlink:href="mailto:lukas.kolarik@pirati.cz" text:style-name="Internet_20_link" text:visited-style-name="Visited_20_Internet_20_Link">lukas.kolarik@pirati.cz</text:a>, Předseda JčK</text:p>
          </table:table-cell>
        </table:table-row>
        <table:table-row>
          <table:table-cell table:style-name="Tabulka1.A1" office:value-type="string">
            <text:p text:style-name="P7"><text:span text:style-name="T16">Dodavatel</text:span><text:span text:style-name="T8">:</text:span></text:p>
          </table:table-cell>
          <table:table-cell table:style-name="Tabulka1.A1" office:value-type="string">
            <text:p text:style-name="P27">Veronika Feiková, nar. 21-05-1993, bytem České Budějovice</text:p>
          </table:table-cell>
        </table:table-row>
        <table:table-row>
          <table:table-cell table:style-name="Tabulka1.A1" office:value-type="string">
            <text:p text:style-name="P6"><text:span text:style-name="T9">Zadaný úkol</text:span>:</text:p>
          </table:table-cell>
          <table:table-cell table:style-name="Tabulka1.A1" office:value-type="string">
            <text:p text:style-name="P22">Malování na obličej, senátní kampaň 01-10-2016</text:p>
          </table:table-cell>
        </table:table-row>
        <table:table-row>
          <table:table-cell table:style-name="Tabulka1.A1" office:value-type="string">
            <text:p text:style-name="P9"><text:span text:style-name="T8"/></text:p>
          </table:table-cell>
          <table:table-cell table:style-name="Tabulka1.A1" office:value-type="string">
            <text:p text:style-name="P13"/>
          </table:table-cell>
        </table:table-row>
        <table:table-row>
          <table:table-cell table:style-name="Tabulka1.A1" office:value-type="string">
            <text:p text:style-name="P14"><text:span text:style-name="T9">Smluvní typ</text:span>:</text:p>
          </table:table-cell>
          <table:table-cell table:style-name="Tabulka1.A1" office:value-type="string">
            <text:p text:style-name="P15"><text:span text:style-name="T19">Smlouva o dílo</text:span> <text:s/></text:p>
          </table:table-cell>
        </table:table-row>
        <table:table-row>
          <table:table-cell table:style-name="Tabulka1.A1" office:value-type="string">
            <text:p text:style-name="P11"><text:span text:style-name="T9">Místo plnění</text:span>:</text:p>
          </table:table-cell>
          <table:table-cell table:style-name="Tabulka1.A1" office:value-type="string">
            <text:p text:style-name="P28">České Budějovice</text:p>
          </table:table-cell>
        </table:table-row>
        <table:table-row>
          <table:table-cell table:style-name="Tabulka1.A1" office:value-type="string">
            <text:p text:style-name="P6"><text:span text:style-name="T9">Odměna</text:span>:</text:p>
          </table:table-cell>
          <table:table-cell table:style-name="Tabulka1.A1" office:value-type="string">
            <text:p text:style-name="P22">600,-Kč, splatná po akci</text:p>
          </table:table-cell>
        </table:table-row>
        <table:table-row>
          <table:table-cell table:style-name="Tabulka1.A1" office:value-type="string">
            <text:p text:style-name="P6"><text:span text:style-name="T10">Termín provedení</text:span>:</text:p>
          </table:table-cell>
          <table:table-cell table:style-name="Tabulka1.A1" office:value-type="string">
            <text:p text:style-name="P27">01-10-2016</text:p>
          </table:table-cell>
        </table:table-row>
      </table:table>
      <text:p text:style-name="P20"><text:span text:style-name="T14">Vztah mezi smluvními stranami</text:span> se <text:span text:style-name="T12">dále </text:span>řídí podmínkami <text:span text:style-name="T16">zadavatele</text:span> zveřejněnými na <text:span text:style-name="T20">&lt;</text:span><text:a xlink:type="simple" xlink:href="https://www.pirati.cz/rules/ppu" text:style-name="Internet_20_link" text:visited-style-name="Visited_20_Internet_20_Link"><text:span text:style-name="Internet_20_link"><text:span text:style-name="T20">https://www.pirati.cz/rules/ppu</text:span></text:span></text:a><text:span text:style-name="T20">&gt;</text:span>, s nimiž se smluvní strany seznámily a zavazují se je dodržovat. <text:span text:style-name="T12">Na důkaz seznámení se s podmínkami a uzavření smlouvy připojují smluvní strany své podpisy:</text:span>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8">Potvrzení</text:p>
          </table:table-cell>
          <table:table-cell table:style-name="Tabulka2.A1" office:value-type="string">
            <text:p text:style-name="P8">Den</text:p>
          </table:table-cell>
          <table:table-cell table:style-name="Tabulka2.A1" office:value-type="string">
            <text:p text:style-name="P8">Za <text:span text:style-name="T17">zadavatele</text:span><text:span text:style-name="T8">:</text:span></text:p>
          </table:table-cell>
          <table:table-cell table:style-name="Tabulka2.A1" office:value-type="string">
            <text:p text:style-name="P8">Za <text:span text:style-name="T17">dodavatele</text:span><text:span text:style-name="T8">:</text:span></text:p>
            <text:p text:style-name="P8"><text:span text:style-name="T8"/></text:p>
            <text:p text:style-name="P8"><text:span text:style-name="T8"/></text:p>
          </table:table-cell>
        </table:table-row>
        <table:table-row table:style-name="Tabulka2.2">
          <table:table-cell table:style-name="Tabulka2.A1" office:value-type="string">
            <text:p text:style-name="P12">Uzavření smlouvy:</text:p>
          </table:table-cell>
          <table:table-cell table:style-name="Tabulka2.A1" office:value-type="string">
            <text:p text:style-name="P16">__<text:span text:style-name="T19">01-10-2016</text:span>___</text:p>
          </table:table-cell>
          <table:table-cell table:style-name="Tabulka2.A1" office:value-type="string">
            <text:p text:style-name="P26">___________________</text:p>
          </table:table-cell>
          <table:table-cell table:style-name="Tabulka2.A1" office:value-type="string">
            <text:p text:style-name="P29"/>
            <text:p text:style-name="P10"/>
            <text:p text:style-name="P10"/>
            <text:p text:style-name="P10"/>
          </table:table-cell>
        </table:table-row>
        <table:table-row table:style-name="Tabulka2.2">
          <table:table-cell table:style-name="Tabulka2.A1" office:value-type="string">
            <text:p text:style-name="P22">Vyplacení odměny:</text:p>
          </table:table-cell>
          <table:table-cell table:style-name="Tabulka2.A1" office:value-type="string">
            <text:p text:style-name="P16">__<text:span text:style-name="T19">01-10-2016</text:span>___</text:p>
          </table:table-cell>
          <table:table-cell table:style-name="Tabulka2.A1" office:value-type="string">
            <text:p text:style-name="P10">___________________</text:p>
          </table:table-cell>
          <table:table-cell table:style-name="Tabulka2.A1" office:value-type="string">
            <text:p text:style-name="P10">___________________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3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</style:paragraph-properties>
      <style:text-properties fo:color="#000000" style:font-name="Liberation Sans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fo:padding="0cm" fo:border="none" style:text-autospace="none" style:punctuation-wrap="simple" style:vertical-align="baseli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99ccff"/>
      <style:paragraph-properties fo:margin-top="0.7cm" fo:margin-bottom="0.3cm" loext:contextual-spacing="false" style:page-number="auto" fo:background-color="transparent" style:shadow="none">
        <style:tab-stops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Standard" style:master-page-name="First_20_Page">
      <style:paragraph-properties fo:text-align="end" style:justify-single-word="false" style:page-number="auto">
        <style:tab-stops>
          <style:tab-stop style:position="13.573cm"/>
          <style:tab-stop style:position="14.658cm"/>
          <style:tab-stop style:position="15.743cm"/>
        </style:tab-stops>
      </style:paragraph-properties>
      <style:text-properties officeooo:rsid="00398a75" officeooo:paragraph-rsid="00398a75" fo:background-color="#ffff00"/>
    </style:style>
    <style:style style:name="MP4" style:family="paragraph" style:parent-style-name="Footer">
      <style:paragraph-properties fo:text-align="center" style:justify-single-word="false" fo:padding="0cm" fo:border="none" style:join-border="false"/>
      <style:text-properties officeooo:paragraph-rsid="00156218"/>
    </style:style>
    <style:style style:name="MP5" style:family="paragraph" style:parent-style-name="Footer">
      <style:paragraph-properties fo:text-align="center" style:justify-single-word="false" fo:padding="0cm" fo:border="none" style:join-border="false"/>
      <style:text-properties fo:font-size="11pt" officeooo:rsid="000e03bb" style:font-size-asian="11pt" style:font-size-complex="11pt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1pt" style:font-size-asian="11pt" style:font-name-complex="Arial" style:font-size-complex="11pt"/>
    </style:style>
    <style:style style:name="MT3" style:family="text">
      <style:text-properties style:font-name="Liberation Sans2" fo:font-size="11pt" officeooo:rsid="0024c771" style:font-size-asian="11pt" style:font-name-complex="Arial" style:font-size-complex="11pt"/>
    </style:style>
    <style:style style:name="MT4" style:family="text">
      <style:text-properties style:font-name="Liberation Sans2" fo:font-size="11pt" officeooo:rsid="00156218" style:font-size-asian="11pt" style:font-name-complex="Arial" style:font-size-complex="11pt"/>
    </style:style>
    <style:style style:name="MT5" style:family="text">
      <style:text-properties style:font-name="Liberation Sans3" fo:font-size="11pt" fo:font-style="normal" style:font-name-asian="Liberation Sans3" style:font-size-asian="11pt" style:font-style-asian="normal" style:font-name-complex="Liberation Sans3" style:font-size-complex="11pt" style:font-style-complex="normal"/>
    </style:style>
    <style:style style:name="MT6" style:family="text">
      <style:text-properties style:font-name="Liberation Sans2" fo:font-size="11pt" fo:font-weight="normal" style:font-size-asian="11pt" style:font-weight-asian="normal" style:font-name-complex="Arial" style:font-size-complex="11pt" style:font-weight-complex="normal"/>
    </style:style>
    <style:style style:name="MT7" style:family="text">
      <style:text-properties style:font-name="Liberation Sans2" fo:font-size="11pt" style:text-underline-style="solid" style:text-underline-width="auto" style:text-underline-color="font-color" style:font-size-asian="11pt" style:font-name-complex="Arial" style:font-size-complex="11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61cm" fo:margin-left="0cm" fo:margin-right="0cm" fo:margin-top="1.3cm" style:shadow="none" fo:background-color="transparent" style:dynamic-spacing="tru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.143cm" fo:margin-bottom="0.596cm" fo:margin-left="2.499cm" fo:margin-right="2.499cm" fo:border="none" fo:padding="0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1cm" fo:margin-left="0cm" fo:margin-right="0cm" fo:margin-bottom="0cm" fo:border="none" fo:padding="0cm" style:shadow="none" style:dynamic-spacing="false"/>
      </style:header-style>
      <style:footer-style>
        <style:header-footer-properties svg:height="1.879cm" fo:margin-left="0cm" fo:margin-right="0cm" fo:margin-top="0.4cm" fo:border-top="0.26pt solid #000000" fo:border-bottom="none" fo:border-left="none" fo:border-right="none" fo:padding="0.101cm" style:shadow="none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frame text:anchor-type="paragraph" draw:z-index="5" draw:style-name="Mgr1" draw:text-style-name="MP2" svg:width="5.666cm" svg:height="2.347cm" svg:x="-0.415cm" svg:y="-0.392cm"><draw:image xlink:href="Pictures/100002010000044A000001C7B54D3ACFFBF62F9D.png" xlink:type="simple" xlink:show="embed" xlink:actuate="onLoad"><text:p/></draw:image></draw:frame></text:p>
      </style:header>
      <style:header-first>
        <text:p text:style-name="MP3"><draw:frame text:anchor-type="paragraph" draw:z-index="4" draw:style-name="Mgr1" draw:text-style-name="MP2" svg:width="5.666cm" svg:height="2.347cm" svg:x="-0.415cm" svg:y="-0.392cm"><draw:image xlink:href="Pictures/100002010000044A000001C73A4E30765AB44EFA.png" xlink:type="simple" xlink:show="embed" xlink:actuate="onLoad"><text:p/></draw:image></draw:frame><draw:frame text:anchor-type="paragraph" draw:z-index="3" draw:style-name="Mgr1" draw:text-style-name="MP2" svg:width="5.666cm" svg:height="2.347cm" svg:x="-0.415cm" svg:y="-0.392cm"><draw:image xlink:href="Pictures/100002010000044A000001C7B66923043868173C.png" xlink:type="simple" xlink:show="embed" xlink:actuate="onLoad"><text:p/></draw:image></draw:frame><draw:frame text:anchor-type="paragraph" draw:z-index="2" draw:style-name="Mgr1" draw:text-style-name="MP2" svg:width="5.666cm" svg:height="2.347cm" svg:x="-0.415cm" svg:y="-0.392cm"><draw:image xlink:href="Pictures/100002010000044A000001C789E97AB5BF0B381A.png" xlink:type="simple" xlink:show="embed" xlink:actuate="onLoad"><text:p/></draw:image></draw:frame><draw:frame text:anchor-type="paragraph" draw:z-index="1" draw:style-name="Mgr1" draw:text-style-name="MP2" svg:width="5.666cm" svg:height="2.347cm" svg:x="-0.415cm" svg:y="-0.392cm"><draw:image xlink:href="Pictures/100002010000044A000001C74A849E6C4F54B87E.png" xlink:type="simple" xlink:show="embed" xlink:actuate="onLoad"><text:p/></draw:image></draw:frame><draw:frame text:anchor-type="paragraph" draw:z-index="0" draw:style-name="Mgr1" draw:text-style-name="MP2" svg:width="5.666cm" svg:height="2.347cm" svg:x="-0.415cm" svg:y="-0.392cm"><draw:image xlink:href="Pictures/100002010000044A000001C7B54D3ACFFBF62F9D.png" xlink:type="simple" xlink:show="embed" xlink:actuate="onLoad"><text:p/></draw:image></draw:frame></text:p>
      </style:header-first>
      <style:footer>
        <text:p text:style-name="Footer"/>
      </style:footer>
      <style:footer-first>
        <text:p text:style-name="MP4"><text:span text:style-name="MT2">Česká pirátská strana • </text:span><text:span text:style-name="MT3">Řehořova 19</text:span><text:span text:style-name="MT4">,</text:span><text:span text:style-name="MT2"> 1</text:span><text:span text:style-name="MT4">3</text:span><text:span text:style-name="MT2">0 00 Praha </text:span><text:span text:style-name="MT4">3</text:span><text:span text:style-name="MT2"> <text:s/>• IČO 71339698</text:span><text:span text:style-name="MT5"><text:line-break/></text:span><text:span text:style-name="MT6">Web</text:span><text:span text:style-name="MT2"> </text:span><text:a xlink:type="simple" xlink:href="http://www.pirati.cz/" text:style-name="Internet_20_link" text:visited-style-name="Visited_20_Internet_20_Link"><text:span text:style-name="MT2">http://www.pirati.cz</text:span></text:a><text:span text:style-name="MT2"> • E-mail </text:span><text:a xlink:type="simple" xlink:href="mailto:info@pirati.cz" text:style-name="Internet_20_link" text:visited-style-name="Visited_20_Internet_20_Link"><text:span text:style-name="MT2">info@pirati.cz</text:span></text:a><text:span text:style-name="MT2"> • </text:span><text:span text:style-name="MT4">Datová schránka</text:span><text:span text:style-name="MT2"> </text:span><text:span text:style-name="MT7">b2i4r6j</text:span></text:p>
        <text:p text:style-name="MP5">Transparentní účet 2100048174/2010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12-01T11:32:54.642561695</dc:date>
    <meta:editing-cycles>92</meta:editing-cycles>
    <meta:editing-duration>P24DT12H8M1S</meta:editing-duration>
    <meta:generator>LibreOffice/5.1.4.2$Linux_X86_64 LibreOffice_project/10m0$Build-2</meta:generator>
    <dc:creator>Vladislav Tobias Esner</dc:creator>
    <meta:document-statistic meta:table-count="2" meta:image-count="0" meta:object-count="0" meta:page-count="1" meta:paragraph-count="32" meta:word-count="130" meta:character-count="1016" meta:non-whitespace-character-count="913"/>
    <meta:user-defined meta:name="Informace 1"/>
    <meta:user-defined meta:name="Informace 2"/>
    <meta:user-defined meta:name="Informace 3"/>
    <meta:user-defined meta:name="Informace 4"/>
  </office:meta>
</office:document-meta>
</file>